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font-weight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tener:</text:p>
      <text:p text:style-name="P3">   </text:p>
      <text:p text:style-name="P3">       <text:span text:style-name="T1">1. Todos los programas que no se emiten los fines de semana.</text:span></text:p>
      <text:p text:style-name="P3"><text:span text:style-name="T1"/></text:p>
      <text:p text:style-name="P3"><text:span text:style-name="T1">1)</text:span></text:p>
      <text:p text:style-name="P3"><text:span text:style-name="T1">SELECT <text:s/>p.COD_PROG, p.NOMBRE</text:span></text:p>
      <text:p text:style-name="P3"><text:span text:style-name="T1">FROM PROGRAMA p</text:span></text:p>
      <text:p text:style-name="P3"><text:span text:style-name="T1">WHERE NOT EXISTS (</text:span></text:p>
      <text:p text:style-name="P3"><text:span text:style-name="T1"><text:s/>SELECT *</text:span></text:p>
      <text:p text:style-name="P3"><text:span text:style-name="T1"><text:s/>FROM PROGRAMA p2, ESPACIO e</text:span></text:p>
      <text:p text:style-name="P3"><text:span text:style-name="T1"><text:s/>WHERE p2.COD_PROG = P.COD_PROG AND p.COD_PROG = e.COD_PROG AND (e.DIA = 'DOM' OR e.DIA = 'SAB') );</text:span></text:p>
      <text:p text:style-name="P3"><text:span text:style-name="T1"/></text:p>
      <text:p text:style-name="P1"><text:span text:style-name="T1">Resultado     </text:span></text:p>
      <text:section text:style-name="Sect1" text:name="report_3013374628286540158_catch">
        <text:p text:style-name="P2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5"/>
            </table:table-cell>
          </table:table-row>
        </table:table>
      </text:section>
      <text:p text:style-name="P3"><text:span text:style-name="T1"/></text:p>
      <text:p text:style-name="P3"><text:span text:style-name="T1"/></text:p>
      <text:p text:style-name="P3">       <text:span text:style-name="T1">2. El  o  los días de la semana en que el anunciante “Juan Uncio”,  anuncie su mayor cantidad diaria de anuncios.</text:span></text:p>
      <text:p text:style-name="P3"><text:span text:style-name="T1">2) <text:s text:c="2"/></text:span></text:p>
      <text:p text:style-name="P3"><text:span text:style-name="T1"><text:s/>SELECT DIA, COUNT(DIA) AS CANT_ANUNCIOS</text:span></text:p>
      <text:p text:style-name="P3"><text:span text:style-name="T1">FROM PUBLICIDAD p, ANUNCIO an, ANUNCIANTE at</text:span></text:p>
      <text:p text:style-name="P3"><text:span text:style-name="T1">WHERE p.TITULO = an.TITULO AND an.CUENTA = at.CUENTA AND at.RAZON_SOCIAL = 'Juan Uncio'</text:span></text:p>
      <text:p text:style-name="P3"><text:span text:style-name="T1">GROUP BY DIA</text:span></text:p>
      <text:p text:style-name="P3"><text:span text:style-name="T1">HAVING COUNT(DIA) = ( <text:s text:c="2"/></text:span></text:p>
      <text:p text:style-name="P3"><text:span text:style-name="T1"><text:s text:c="5"/>SELECT MAX(CANTIDAD_DIARIA)</text:span></text:p>
      <text:p text:style-name="P3"><text:span text:style-name="T1"><text:s text:c="5"/>FROM ( <text:s/></text:span></text:p>
      <text:p text:style-name="P3"><text:span text:style-name="T1"><text:s text:c="12"/>SELECT <text:s/>p.DIA, COUNT (*) AS CANTIDAD_DIARIA</text:span></text:p>
      <text:p text:style-name="P3"><text:span text:style-name="T1"><text:s text:c="12"/>FROM PUBLICIDAD p, ANUNCIO an, ANUNCIANTE at</text:span></text:p>
      <text:p text:style-name="P3"><text:span text:style-name="T1"><text:s text:c="11"/>WHERE p.TITULO = an.TITULO AND an.CUENTA = at.CUENTA AND at.RAZON_SOCIAL = 'Juan Uncio'</text:span></text:p>
      <text:p text:style-name="P3"><text:span text:style-name="T1"><text:s text:c="11"/>GROUP BY p.DIA</text:span></text:p>
      <text:p text:style-name="P3"><text:span text:style-name="T1"><text:s text:c="5"/>)</text:span></text:p>
      <text:p text:style-name="P3"><text:span text:style-name="T1">);</text:span></text:p>
      <text:p text:style-name="P3"><text:span text:style-name="T1"/></text:p>
      <text:p text:style-name="P1"><text:span text:style-name="T1"/></text:p>
      <text:p text:style-name="P1"><text:soft-page-break/><text:span text:style-name="T1">Resultado     </text:span></text:p>
      <text:section text:style-name="Sect1" text:name="Section1">
        <text:p text:style-name="P2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5"/>
            </table:table-cell>
          </table:table-row>
        </table:table>
      </text:section>
      <text:p text:style-name="P3"><text:span text:style-name="T1"/></text:p>
      <text:p text:style-name="P3"/>
      <text:p text:style-name="P3"/>
      <text:p text:style-name="P3"/>
      <text:p text:style-name="P3"/>
      <text:p text:style-name="P3"/>
      <text:p text:style-name="P3">       <text:span text:style-name="T1">3. La razón social de los anunciantes que anuncian en la mayor cantidad de programas distintos.</text:span></text:p>
      <text:p text:style-name="P3"><text:span text:style-name="T1"/></text:p>
      <text:p text:style-name="P3"><text:span text:style-name="T1">REVISAR</text:span></text:p>
      <text:p text:style-name="P3"><text:span text:style-name="T1">select a.razon_social, count(distinct e.cod_prog)</text:span></text:p>
      <text:p text:style-name="P3"><text:span text:style-name="T1">from anunciante a, anuncio an,publicidad p, tanda t, espacio e</text:span></text:p>
      <text:p text:style-name="P3"><text:span text:style-name="T1">where a.cuenta=an.cuenta and an.titulo=p.titulo and p.dia=t.dia and p.hora=t.hora and p.tanda=t.tanda and e.dia=t.dia and e.hora=t.hora</text:span></text:p>
      <text:p text:style-name="P3"><text:span text:style-name="T1">group by a.razon_social</text:span></text:p>
      <text:p text:style-name="P3"><text:span text:style-name="T1">having count(distinct e.cod_prog)&gt;=all(select a.razon_social,count(distinct e.cod_prog)</text:span></text:p>
      <text:p text:style-name="P3"><text:span text:style-name="T1">from anunciante a, anuncio an,publicidad p, tanda t, espacio e</text:span></text:p>
      <text:p text:style-name="P3"><text:span text:style-name="T1">where a.cuenta=an.cuenta and an.titulo=p.titulo and p.dia=t.dia and p.hora=t.hora and p.tanda=t.tanda and e.dia=t.dia and e.hora=t.hora</text:span></text:p>
      <text:p text:style-name="P3"><text:span text:style-name="T1">group by a.razon_social);</text:span></text:p>
      <text:p text:style-name="P3"><text:span text:style-name="T1"/></text:p>
      <text:p text:style-name="P3"><text:span text:style-name="T1"/></text:p>
      <text:p text:style-name="P3"><text:span text:style-name="T1">Otra version</text:span></text:p>
      <text:p text:style-name="P3"><text:span text:style-name="T1"/></text:p>
      <text:p text:style-name="P3"><text:span text:style-name="T1">select a.razon_social, count(distinct p.cod_prog)</text:span></text:p>
      <text:p text:style-name="P3"><text:span text:style-name="T1">from anunciante a, anuncio an,(select * from publicidad p, tanda t, espacio e where p.dia=t.dia and p.hora=t.hora and p.tanda=t.tanda and e.dia=t.dia and e.hora=t.hora) p</text:span></text:p>
      <text:p text:style-name="P3"><text:span text:style-name="T1">where a.cuenta=an.cuenta and an.titulo=p.titulo </text:span></text:p>
      <text:p text:style-name="P3"><text:span text:style-name="T1">group by a.razon_social</text:span></text:p>
      <text:p text:style-name="P3"><text:span text:style-name="T1">having count(distinct p.cod_prog)&gt;=all(select a.razon_social,count(distinct p.cod_prog)</text:span></text:p>
      <text:p text:style-name="P3"><text:span text:style-name="T1">from anunciante a, anuncio an,(select * from publicidad p, tanda t, espacio e where p.dia=t.dia and p.hora=t.hora and p.tanda=t.tanda and e.dia=t.dia and e.hora=t.hora) p</text:span></text:p>
      <text:p text:style-name="P3"><text:span text:style-name="T1">where a.cuenta=an.cuenta and an.titulo=p.titulo</text:span></text:p>
      <text:p text:style-name="P3"><text:span text:style-name="T1">group by a.razon_social);</text:span></text:p>
      <text:p text:style-name="P3"><text:span text:style-name="T1"/></text:p>
      <text:p text:style-name="P3"><text:span text:style-name="T1"/></text:p>
      <text:p text:style-name="P3"><text:soft-page-break/>       <text:span text:style-name="T1">4. El nombre de los programas grabados que se emitan en promedio más veces por día los fines de semana que </text:span></text:p>
      <text:p text:style-name="P3">           <text:span text:style-name="T1">los días laborales (lunes a viernes).</text:span></text:p>
      <text:p text:style-name="P3"><text:span text:style-name="T1"/></text:p>
      <text:p text:style-name="P3"><text:span text:style-name="T1">SELECT findesemana.nombre, findesemana.promedio FROM</text:span></text:p>
      <text:p text:style-name="P3"><text:span text:style-name="T1">(SELECT pro.nombre, Sum(resultado.veces) / 5 AS promedio FROM programa pro, (</text:span></text:p>
      <text:p text:style-name="P3"><text:span text:style-name="T1"><text:s text:c="8"/>SELECT esp.cod_prog, count(*) AS veces FROM espacio esp</text:span></text:p>
      <text:p text:style-name="P3"><text:span text:style-name="T1"><text:s text:c="8"/>WHERE esp.cod_prog IN (SELECT cod_prog FROM produccion)</text:span></text:p>
      <text:p text:style-name="P3"><text:span text:style-name="T1"><text:s text:c="8"/>AND (esp.dia!='DOM' AND esp.dia!='SAB')</text:span></text:p>
      <text:p text:style-name="P3"><text:span text:style-name="T1"><text:s text:c="8"/>GROUP BY esp.dia, esp.cod_prog</text:span></text:p>
      <text:p text:style-name="P3"><text:span text:style-name="T1"><text:s text:c="8"/>ORDER BY esp.cod_prog, esp.dia) <text:s/>resultado</text:span></text:p>
      <text:p text:style-name="P3"><text:span text:style-name="T1">WHERE pro.cod_prog = resultado.cod_prog</text:span></text:p>
      <text:p text:style-name="P3"><text:span text:style-name="T1">GROUP BY pro.nombre) semana,</text:span></text:p>
      <text:p text:style-name="P3"><text:span text:style-name="T1">(SELECT pro.nombre, Sum(resultado.veces) / 2 AS promedio FROM programa pro, (</text:span></text:p>
      <text:p text:style-name="P3"><text:span text:style-name="T1"><text:s text:c="8"/>SELECT esp.cod_prog, count(*) AS veces FROM espacio esp</text:span></text:p>
      <text:p text:style-name="P3"><text:span text:style-name="T1"><text:s text:c="8"/>WHERE esp.cod_prog IN (SELECT cod_prog FROM produccion)</text:span></text:p>
      <text:p text:style-name="P3"><text:span text:style-name="T1"><text:s text:c="8"/>AND (esp.dia='DOM' OR esp.dia='SAB')</text:span></text:p>
      <text:p text:style-name="P3"><text:span text:style-name="T1"><text:s text:c="8"/>GROUP BY esp.dia, esp.cod_prog</text:span></text:p>
      <text:p text:style-name="P3"><text:span text:style-name="T1"><text:s text:c="8"/>ORDER BY esp.cod_prog, esp.dia) <text:s/>resultado</text:span></text:p>
      <text:p text:style-name="P3"><text:span text:style-name="T1">WHERE pro.cod_prog = resultado.cod_prog</text:span></text:p>
      <text:p text:style-name="P3"><text:span text:style-name="T1">GROUP BY pro.nombre) findesemana</text:span></text:p>
      <text:p text:style-name="P3"><text:span text:style-name="T1">WHERE semana.nombre = findesemana.nombre</text:span></text:p>
      <text:p text:style-name="P3"><text:span text:style-name="T1">AND findesemana.promedio &gt; semana.promedio;</text:span></text:p>
      <text:p text:style-name="P3"><text:span text:style-name="T1"/></text:p>
      <text:p text:style-name="P3"><text:span text:style-name="T1"/></text:p>
      <text:p text:style-name="P1"><text:span text:style-name="T1">Resultado     </text:span></text:p>
      <text:section text:style-name="Sect1" text:name="Section2">
        <text:p text:style-name="P2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4"/><text:bookmark text:name="COL013"/>NOMBRE<text:bookmark text:name="COL024"/><text:bookmark text:name="COL023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5"/>
            </table:table-cell>
          </table:table-row>
        </table:table>
      </text:section>
      <text:p text:style-name="P3"><text:span text:style-name="T1"/></text:p>
      <text:p text:style-name="P3"><text:span text:style-name="T1"/></text:p>
      <text:p text:style-name="P3">       <text:span text:style-name="T1">5. El día, hora y número de tanda de las tandas que tengan una cantidad de anuncios mayor que el promedio de </text:span></text:p>
      <text:p text:style-name="P3">           <text:span text:style-name="T1">anuncios por tanda del mismo día.</text:span></text:p>
      <text:p text:style-name="P3">       <text:span text:style-name="T1">6. Para cada día, mostrar el día, la hora y el nombre del programa que se emite en el espacio con la mayor </text:span></text:p>
      <text:p text:style-name="P3">           <text:span text:style-name="T1">cantidad de anuncios distintos de cada día.</text:span></text:p>
      <text:p text:style-name="P3">       <text:span text:style-name="T1">7. El nombre de los programas en vivo que se emiten en todos los días hábiles (lunes a viernes).</text:span></text:p>
      <text:p text:style-name="P3"><text:soft-page-break/><text:span text:style-name="T1"/></text:p>
      <text:p text:style-name="P3"><text:span text:style-name="T1">REVISAR</text:span></text:p>
      <text:p text:style-name="P3"><text:span text:style-name="T1">select p.nombre from programa p, ocupacion o</text:span></text:p>
      <text:p text:style-name="P3"><text:span text:style-name="T1">where o.cod_prog=p.cod_prog</text:span></text:p>
      <text:p text:style-name="P3"><text:span text:style-name="T1">and not exists(select 'dias habiles' from espacio e where e.dia not in('SAB','DOM')</text:span></text:p>
      <text:p text:style-name="P3"><text:span text:style-name="T1">and not exists(select 'programa en vivo' from ocupacion oc where oc.cod_prog=e.cod_prog and oc.cod_prog=o.cod_prog));</text:span></text:p>
      <text:p text:style-name="P3"><text:span text:style-name="T1"/></text:p>
      <text:p text:style-name="P3">       <text:span text:style-name="T1">8. Los días en que se ocupan todos los estudios.</text:span></text:p>
      <text:p text:style-name="P3"><text:span text:style-name="T1"/></text:p>
      <text:p text:style-name="P3"><text:span text:style-name="T1">8)</text:span></text:p>
      <text:p text:style-name="P3"><text:span text:style-name="T1">select distinct e.dia</text:span></text:p>
      <text:p text:style-name="P3"><text:span text:style-name="T1">from espacio e</text:span></text:p>
      <text:p text:style-name="P3"><text:span text:style-name="T1">where not exists(select * from estudio est where not exists(select * from ocupacion oc, espacio e1 where oc.estudio=est.estudio and e1.cod_prog=oc.cod_prog and e1.dia=e.dia));</text:span></text:p>
      <text:p text:style-name="P3"><text:span text:style-name="T1"/></text:p>
      <text:p text:style-name="P1"><text:span text:style-name="T1">Resultado     </text:span></text:p>
      <text:section text:style-name="Sect1" text:name="Section3">
        <text:p text:style-name="P2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5"/>
            </table:table-cell>
          </table:table-row>
        </table:table>
      </text:section>
      <text:p text:style-name="P3"><text:span text:style-name="T1"/></text:p>
      <text:p text:style-name="P3"><text:span text:style-name="T1"/></text:p>
      <text:p text:style-name="P3">       <text:span text:style-name="T1">9. La razón social de los anunciantes que tienen al menos un anuncio de sus productos en las emisiones de todos </text:span></text:p>
      <text:p text:style-name="P3">           <text:span text:style-name="T1">los programas del productor “ROMUALDO”.</text:span></text:p>
      <text:p text:style-name="P3">     <text:span text:style-name="T1">10. El nombre de los programas que se emiten en todos los días en que al menos una vez sean utilizados todos los </text:span></text:p>
      <text:p text:style-name="Text_20_body"><text:span text:style-name="T2">           </text:span><text:span text:style-name="T3">móviles por cualquiera de los programas emitidos en ese día.</text:span></text:p>
      <text:p text:style-name="Text_20_body"><text:span text:style-name="T3"/></text:p>
      <text:p text:style-name="Text_20_body"><text:span text:style-name="T3">10)</text:span></text:p>
      <text:p text:style-name="Text_20_body"><text:span text:style-name="T3">select distinct p.NOMBRE</text:span></text:p>
      <text:p text:style-name="Text_20_body"><text:span text:style-name="T3">from PROGRAMA p, ESPACIO e</text:span></text:p>
      <text:p text:style-name="Text_20_body"><text:span text:style-name="T3">where e.COD_PROG=p.COD_PROG</text:span></text:p>
      <text:p text:style-name="Text_20_body"><text:span text:style-name="T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span></text:p>
      <text:p text:style-name="Standard"><text:span text:style-name="T3"/></text:p>
      <text:p text:style-name="Standard"><text:soft-page-break/><text:span text:style-name="T3">Resultado     </text:span></text:p>
      <text:section text:style-name="Sect1" text:name="Section4">
        <text:p text:style-name="P2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5"/>
            </table:table-cell>
          </table:table-row>
        </table:table>
      </text:section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5:45:12</dc:date>
    <dc:creator>guido </dc:creator>
    <meta:editing-duration>PT00H24M56S</meta:editing-duration>
    <meta:editing-cycles>2</meta:editing-cycles>
    <meta:generator>OpenOffice.org/3.2$Linux OpenOffice.org_project/320m12$Build-9483</meta:generator>
    <meta:document-statistic meta:table-count="10" meta:image-count="0" meta:object-count="0" meta:page-count="5" meta:paragraph-count="115" meta:word-count="731" meta:character-count="5375"/>
  </office:meta>
</office:document-meta>
</file>